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5.32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4.1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6cm" svg:height="1.8cm" svg:x="11.3cm" svg:y="16.2cm">
          <text:p text:style-name="P1">someFunc ::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9.8cm" svg:height="2.9cm" svg:x="4.4cm" svg:y="12.1cm">
          <text:p text:style-name="P2">display :: <text:s text:c="3"/>Display <text:s text:c="7"/>-&gt; <text:s text:c="7"/>Color <text:s text:c="8"/>-&gt; <text:s text:c="5"/>Picture <text:s text:c="6"/>-&gt; IO (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3.3cm" svg:height="1.8cm" svg:x="7.5cm" svg:y="12.7cm">
          <text:p text:style-name="P1">Displa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3cm" svg:height="1.8cm" svg:x="12.7cm" svg:y="12.7cm">
          <text:p text:style-name="P1">Col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3cm" svg:height="1.8cm" svg:x="17.6cm" svg:y="12.7cm">
          <text:p text:style-name="P1">Pi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4.3cm" svg:y1="15cm" svg:x2="14.3cm" svg:y2="16.2cm" draw:start-shape="id1" draw:start-glue-point="2" draw:end-shape="id2" draw:end-glue-point="0" svg:d="M14300 15000v1200" svg:viewBox="0 0 1 1201">
          <text:p/>
        </draw:connector>
        <draw:custom-shape draw:style-name="gr2" draw:text-style-name="P2" xml:id="id3" draw:id="id3" draw:layer="layout" svg:width="19.1cm" svg:height="2.9cm" svg:x="1.3cm" svg:y="4cm">
          <text:p text:style-name="P2">InWindow :: <text:s text:c="4"/>String <text:s text:c="5"/>-&gt; <text:s text:c="3"/>(Int, Int) <text:s text:c="3"/>-&gt; <text:s text:c="2"/>(Int, Int) <text:s text:c="4"/>-&gt; Displa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3cm" svg:height="1.8cm" svg:x="5.1cm" svg:y="4.6cm">
          <text:p text:style-name="P1">Str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3.3cm" svg:height="1.8cm" svg:x="9.3cm" svg:y="4.6cm">
          <text:p text:style-name="P1">(Int, In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3.3cm" svg:height="1.8cm" svg:x="13.4cm" svg:y="4.6cm">
          <text:p text:style-name="P1">(Int, In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85cm" svg:y1="6.9cm" svg:x2="9.15cm" svg:y2="12.7cm" draw:start-shape="id3" draw:start-glue-point="2" draw:end-shape="id4" draw:end-glue-point="0" svg:d="M10850 6900v2901h-1700v2899" svg:viewBox="0 0 1701 5801">
          <text:p/>
        </draw:connector>
        <draw:custom-shape draw:style-name="gr2" draw:text-style-name="P1" xml:id="id5" draw:id="id5" draw:layer="layout" svg:width="3.3cm" svg:height="1.8cm" svg:x="5.1cm" svg:y="1.2cm">
          <text:p text:style-name="P1">“Hoge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3cm" svg:height="1.8cm" svg:x="9.3cm" svg:y="1.2cm">
          <text:p text:style-name="P1">(200, 20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3cm" svg:height="1.8cm" svg:x="13.4cm" svg:y="1.2cm">
          <text:p text:style-name="P1">(10, 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6.75cm" svg:y1="3cm" svg:x2="6.75cm" svg:y2="4.6cm" draw:start-shape="id5" draw:start-glue-point="2" draw:end-shape="id6" draw:end-glue-point="0" svg:d="M6750 3000v1600" svg:viewBox="0 0 1 1601">
          <text:p/>
        </draw:connector>
        <draw:connector draw:style-name="gr4" draw:text-style-name="P4" draw:layer="layout" svg:x1="10.95cm" svg:y1="3cm" svg:x2="10.95cm" svg:y2="4.6cm" draw:start-shape="id7" draw:start-glue-point="2" draw:end-shape="id8" svg:d="M10950 3000v1600" svg:viewBox="0 0 1 1601">
          <text:p/>
        </draw:connector>
        <draw:connector draw:style-name="gr4" draw:text-style-name="P4" draw:layer="layout" svg:x1="15.05cm" svg:y1="3cm" svg:x2="15.05cm" svg:y2="4.6cm" draw:start-shape="id9" draw:start-glue-point="2" draw:end-shape="id10" draw:end-glue-point="0" svg:d="M15050 3000v1600" svg:viewBox="0 0 1 1601">
          <text:p/>
        </draw:connector>
        <draw:custom-shape draw:style-name="gr2" draw:text-style-name="P1" xml:id="id11" draw:id="id11" draw:layer="layout" svg:width="4.5cm" svg:height="1.8cm" svg:x="12.1cm" svg:y="9.4cm">
          <text:p text:style-name="P1">white :: 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4.35cm" svg:y1="11.2cm" svg:x2="14.35cm" svg:y2="12.7cm" draw:start-shape="id11" draw:start-glue-point="2" draw:end-shape="id12" svg:d="M14350 11200v1500" svg:viewBox="0 0 1 1501">
          <text:p/>
        </draw:connector>
        <draw:custom-shape draw:style-name="gr2" draw:text-style-name="P2" xml:id="id13" draw:id="id13" draw:layer="layout" svg:width="11.2cm" svg:height="2.9cm" svg:x="17.2cm" svg:y="7.4cm">
          <text:p text:style-name="P2">Circle :: <text:s text:c="5"/>Float <text:s text:c="6"/>-&gt; <text:s text:c="4"/>Pi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3cm" svg:height="1.8cm" svg:x="19.8cm" svg:y="8cm">
          <text:p text:style-name="P1">Floa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2.8cm" svg:y1="10.3cm" svg:x2="19.25cm" svg:y2="12.7cm" draw:start-shape="id13" draw:start-glue-point="2" draw:end-shape="id14" draw:end-glue-point="0" svg:d="M22800 10300v1201h-3550v1199" svg:viewBox="0 0 3551 2401">
          <text:p/>
        </draw:connector>
        <draw:custom-shape draw:style-name="gr2" draw:text-style-name="P1" xml:id="id15" draw:id="id15" draw:layer="layout" svg:width="3.3cm" svg:height="1.8cm" svg:x="21.2cm" svg:y="3.9cm">
          <text:p text:style-name="P1">8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2.85cm" svg:y1="5.7cm" svg:x2="21.45cm" svg:y2="8cm" draw:start-shape="id15" draw:start-glue-point="2" draw:end-shape="id16" draw:end-glue-point="0" svg:d="M22850 5700v1151h-1400v1149" svg:viewBox="0 0 1401 2301">
          <text:p/>
        </draw:connector>
        <draw:custom-shape draw:style-name="gr5" draw:text-style-name="P1" xml:id="id17" draw:id="id17" draw:layer="layout" svg:width="4.8cm" svg:height="1.8cm" svg:x="4.1cm" svg:y="17.9cm">
          <text:p text:style-name="P1">main :: IO 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4.3cm" svg:y1="18cm" svg:x2="8.9cm" svg:y2="18.8cm" draw:start-shape="id2" draw:start-glue-point="2" draw:end-shape="id17" draw:end-glue-point="1" svg:d="M14300 18000v800h-5400" svg:viewBox="0 0 54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04-01T21:19:06</meta:creation-date>
    <dc:date>2018-04-17T16:18:24.275004309</dc:date>
    <meta:editing-duration>PT29M7S</meta:editing-duration>
    <meta:editing-cycles>21</meta:editing-cycles>
    <meta:generator>LibreOffice/6.0.3.2$Linux_X86_64 LibreOffice_project/00m0$Build-2</meta:generator>
    <meta:document-statistic meta:object-count="26"/>
  </office:meta>
</office:document-meta>
</file>